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Evansville (3-0)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2-1)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vansvill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55</text:p>
          </table:table-cell>
          <table:table-cell office:value-type="string">
            <text:p>.25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49</text:p>
          </table:table-cell>
          <table:table-cell office:value-type="string">
            <text:p>.24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45</text:p>
          </table:table-cell>
          <table:table-cell office:value-type="string">
            <text:p>.067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.050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51</text:p>
          </table:table-cell>
          <table:table-cell office:value-type="string">
            <text:p>.15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2</text:p>
          </table:table-cell>
          <table:table-cell office:value-type="string">
            <text:p>.26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49</text:p>
          </table:table-cell>
          <table:table-cell office:value-type="string">
            <text:p>.08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45</text:p>
          </table:table-cell>
          <table:table-cell office:value-type="string">
            <text:p>.178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-.045</text:p>
          </table:table-cell>
        </table:table-row>
      </table:table>
      <table:table table:name="Sheet 2">
        <table:table-row>
          <table:table-cell office:value-type="string">
            <text:p>Evansvill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ones, Taylor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Dos Santos, Gabriela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Tam, Rachel 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46</text:p>
          </table:table-cell>
          <table:table-cell office:value-type="string">
            <text:p>.1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Griffith, Erlicia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Schreiber, Cathy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Goldstein, Olivia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Payne, Adelin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ooks, Cassi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cInnis, Allana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Rodriguez, Mildrelis 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16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Fortuny, Rocio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42</text:p>
          </table:table-cell>
          <table:table-cell office:value-type="string">
            <text:p>.1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26</text:p>
          </table:table-cell>
          <table:table-cell office:value-type="string">
            <text:p>214</text:p>
          </table:table-cell>
          <table:table-cell office:value-type="string">
            <text:p>.140</text:p>
          </table:table-cell>
          <table:table-cell office:value-type="string">
            <text:p>51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10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72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1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0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3</text:p>
          </table:table-cell>
          <table:table-cell office:value-type="string">
            <text:p>.09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.1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28</text:p>
          </table:table-cell>
          <table:table-cell office:value-type="string">
            <text:p>.0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57</text:p>
          </table:table-cell>
          <table:table-cell office:value-type="string">
            <text:p>.24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0</text:p>
          </table:table-cell>
          <table:table-cell office:value-type="string">
            <text:p>30</text:p>
          </table:table-cell>
          <table:table-cell office:value-type="string">
            <text:p>209</text:p>
          </table:table-cell>
          <table:table-cell office:value-type="string">
            <text:p>.144</text:p>
          </table:table-cell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117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